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4.102cm" fo:margin-left="-0.106cm" fo:margin-top="0cm" fo:margin-bottom="0cm" table:align="left"/>
    </style:style>
    <style:style style:name="Table1.A" style:family="table-column">
      <style:table-column-properties style:column-width="1.027cm"/>
    </style:style>
    <style:style style:name="Table1.B" style:family="table-column">
      <style:table-column-properties style:column-width="1.57cm"/>
    </style:style>
    <style:style style:name="Table1.C" style:family="table-column">
      <style:table-column-properties style:column-width="1.27cm"/>
    </style:style>
    <style:style style:name="Table1.D" style:family="table-column">
      <style:table-column-properties style:column-width="5.526cm"/>
    </style:style>
    <style:style style:name="Table1.E" style:family="table-column">
      <style:table-column-properties style:column-width="2.117cm"/>
    </style:style>
    <style:style style:name="Table1.F" style:family="table-column">
      <style:table-column-properties style:column-width="2.59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text-properties officeooo:paragraph-rsid="0014f979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 style:list-style-name=""/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24978c" officeooo:paragraph-rsid="0024978c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25b125" officeooo:paragraph-rsid="0025b125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14f979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2">
      <style:text-properties officeooo:paragraph-rsid="0018c224"/>
    </style:style>
    <style:style style:name="P24" style:family="paragraph" style:parent-style-name="Text_20_body" style:list-style-name="L12">
      <style:text-properties fo:font-size="10pt" fo:language="es" fo:country="ES" style:font-size-asian="10pt" style:font-size-complex="10pt"/>
    </style:style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7"/>
    <style:style style:name="P30" style:family="paragraph" style:parent-style-name="Text_20_body" style:list-style-name="L17">
      <style:text-properties officeooo:paragraph-rsid="00192ae4"/>
    </style:style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2">
      <style:text-properties officeooo:paragraph-rsid="001432a0"/>
    </style:style>
    <style:style style:name="P37" style:family="paragraph" style:parent-style-name="Text_20_body" style:list-style-name="L23"/>
    <style:style style:name="P38" style:family="paragraph" style:parent-style-name="Text_20_body" style:list-style-name="L24"/>
    <style:style style:name="P39" style:family="paragraph" style:parent-style-name="Text_20_body" style:list-style-name="L25"/>
    <style:style style:name="P40" style:family="paragraph" style:parent-style-name="Text_20_body" style:list-style-name="L26"/>
    <style:style style:name="P41" style:family="paragraph" style:parent-style-name="Text_20_body" style:list-style-name="L27"/>
    <style:style style:name="P42" style:family="paragraph" style:parent-style-name="Text_20_body">
      <style:text-properties officeooo:paragraph-rsid="0021c9b9"/>
    </style:style>
    <style:style style:name="P43" style:family="paragraph" style:parent-style-name="Text_20_body">
      <style:text-properties officeooo:paragraph-rsid="002327f4"/>
    </style:style>
    <style:style style:name="P44" style:family="paragraph" style:parent-style-name="Text_20_body">
      <style:text-properties officeooo:paragraph-rsid="002439b8"/>
    </style:style>
    <style:style style:name="T1" style:family="text">
      <style:text-properties officeooo:rsid="0017d666"/>
    </style:style>
    <style:style style:name="T2" style:family="text">
      <style:text-properties officeooo:rsid="001d5978"/>
    </style:style>
    <style:style style:name="T3" style:family="text">
      <style:text-properties fo:font-weight="bold"/>
    </style:style>
    <style:style style:name="T4" style:family="text">
      <style:text-properties fo:font-weight="bold" officeooo:rsid="0021c9b9" style:font-weight-asian="bold" style:font-weight-complex="bold"/>
    </style:style>
    <style:style style:name="T5" style:family="text">
      <style:text-properties fo:font-weight="bold" officeooo:rsid="002327f4" style:font-weight-asian="bold" style:font-weight-complex="bold"/>
    </style:style>
    <style:style style:name="T6" style:family="text">
      <style:text-properties fo:font-weight="bold" officeooo:rsid="002439b8" style:font-weight-asian="bold" style:font-weight-complex="bold"/>
    </style:style>
    <style:style style:name="T7" style:family="text">
      <style:text-properties officeooo:rsid="0021c9b9"/>
    </style:style>
    <style:style style:name="T8" style:family="text">
      <style:text-properties officeooo:rsid="002327f4"/>
    </style:style>
    <style:style style:name="T9" style:family="text">
      <style:text-properties officeooo:rsid="002439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rograma </text:span>IFCD0210</text:p>
      <text:h text:style-name="Heading_20_1" text:outline-level="1">MÓDULO 1. MF0491_3 PROGRAMACIÓN WEB EN EL ENTORNO CLIENTE</text:h>
      <text:h text:style-name="Heading_20_2" text:outline-level="2">UNIDAD FORMATIVA 1. UF1841 ELABORACIÓN DE DOCUMENTOS WEB MEDIANTE LENGUAJES DE MARCAS</text:h>
      <text:p text:style-name="Text_20_body">UNIDAD DIDÁCTICA 1. EL PROCESO DEL DESARROLLO DE SOFTWARE</text:p>
      <text:list xml:id="list3049695296" text:style-name="L1">
        <text:list-item>
          <text:p text:style-name="P10">Modelos del ciclo de vida del software.</text:p>
        </text:list-item>
        <text:list-item>
          <text:p text:style-name="P10">Análisis y especificación de requisitos.</text:p>
        </text:list-item>
        <text:list-item>
          <text:p text:style-name="P10">Diseño.</text:p>
        </text:list-item>
        <text:list-item>
          <text:p text:style-name="P10">Implementación. Conceptos generales de desarrollo de software.</text:p>
        </text:list-item>
        <text:list-item>
          <text:p text:style-name="P10">Validación y verificación de sistemas.</text:p>
        </text:list-item>
        <text:list-item>
          <text:p text:style-name="P10">Pruebas de software.</text:p>
        </text:list-item>
        <text:list-item>
          <text:p text:style-name="P10">Calidad del software.</text:p>
        </text:list-item>
        <text:list-item>
          <text:p text:style-name="P10">Herramientas de uso común para el desarrollo de software</text:p>
        </text:list-item>
        <text:list-item>
          <text:p text:style-name="P10">Gestión de proyectos de desarrollo de software.</text:p>
        </text:list-item>
      </text:list>
      <text:p text:style-name="Text_20_body">UNIDAD DIDÁCTICA 2. LA ORIENTACIÓN A OBJETOS</text:p>
      <text:list xml:id="list284047244" text:style-name="L2">
        <text:list-item>
          <text:p text:style-name="P11">Principios de la orientación a objetos. Comparación con la programación estructurada.</text:p>
        </text:list-item>
        <text:list-item>
          <text:p text:style-name="P11">Clases de objetos.</text:p>
        </text:list-item>
        <text:list-item>
          <text:p text:style-name="P11">Objetos.</text:p>
        </text:list-item>
        <text:list-item>
          <text:p text:style-name="P11">Herencia.</text:p>
        </text:list-item>
        <text:list-item>
          <text:p text:style-name="P11">Modularidad.</text:p>
        </text:list-item>
        <text:list-item>
          <text:p text:style-name="P11">Genericidad y sobrecarga.</text:p>
        </text:list-item>
        <text:list-item>
          <text:p text:style-name="P11">Desarrollo orientado a objetos.</text:p>
        </text:list-item>
        <text:list-item>
          <text:p text:style-name="P12">Lenguajes de modelización en el desarrollo orientado a objetos.</text:p>
        </text:list-item>
      </text:list>
      <text:p text:style-name="P1"/>
      <text:p text:style-name="Text_20_body">UNIDAD DIDÁCTICA 3. ARQUITECTURAS WEB</text:p>
      <text:list xml:id="list3350355690" text:style-name="L3">
        <text:list-item>
          <text:p text:style-name="P13">Concepto de arquitectura web.</text:p>
        </text:list-item>
        <text:list-item>
          <text:p text:style-name="P13">El modelo de capas.</text:p>
        </text:list-item>
        <text:list-item>
          <text:p text:style-name="P13">Plataformas para el desarrollo en las capas servidor.</text:p>
        </text:list-item>
        <text:list-item>
          <text:p text:style-name="P13">Herramientas de desarrollo orientadas a servidor de aplicaciones web.</text:p>
        </text:list-item>
      </text:list>
      <text:p text:style-name="Text_20_body"><text:soft-page-break/>UNIDAD DIDÁCTICA 4. LENGUAJES DE PROGRAMACIÓN DE APLICACIONES WEB EN EL LADO SERVIDOR</text:p>
      <text:list xml:id="list856029320" text:style-name="L4">
        <text:list-item>
          <text:p text:style-name="P14">Características de los lenguajes de programación web en servidor.</text:p>
        </text:list-item>
        <text:list-item>
          <text:p text:style-name="P14">Tipos y características de los lenguajes de uso común.</text:p>
        </text:list-item>
        <text:list-item>
          <text:p text:style-name="P14">Criterios en la elección de un lenguaje de programación web en servidor. Ventajas e inconvenientes.</text:p>
        </text:list-item>
        <text:list-item>
          <text:p text:style-name="P14">Características generales.</text:p>
        </text:list-item>
        <text:list-item>
          <text:p text:style-name="P14">Gestión de la configuración.</text:p>
        </text:list-item>
        <text:list-item>
          <text:p text:style-name="P14">Gestión de la seguridad.</text:p>
        </text:list-item>
        <text:list-item>
          <text:p text:style-name="P14">Gestión de errores.</text:p>
        </text:list-item>
        <text:list-item>
          <text:p text:style-name="P14">Transacciones y persistencia.</text:p>
        </text:list-item>
        <text:list-item>
          <text:p text:style-name="P14">Componentes en servidor. Ventajas e inconvenientes en el uso de contenedores de componentes.</text:p>
        </text:list-item>
        <text:list-item>
          <text:p text:style-name="P14">Modelos de desarrollo. El modelo vista controlador.</text:p>
        </text:list-item>
        <text:list-item>
          <text:p text:style-name="P14">Eventos e interfaz de usuario.</text:p>
        </text:list-item>
        <text:list-item>
          <text:p text:style-name="P14">Documentación del software. Inclusión en código fuente. Generadores de documentación.</text:p>
        </text:list-item>
      </text:list>
      <text:h text:style-name="Heading_20_2" text:outline-level="2">UNIDAD FORMATIVA 2. UF1842 DESARROLLO Y REUTILIZACIÓN DE COMPONENTESSOFTWARE Y MULTIMEDIA MEDIANTE LENGUAJES DE GUIÓN</text:h>
      <text:p text:style-name="Text_20_body">UNIDAD DIDÁCTICA 1. MODELOS DE DATOS</text:p>
      <text:list xml:id="list2153546747" text:style-name="L5">
        <text:list-item>
          <text:p text:style-name="P15">Concepto de dato. Ciclo de vida de los datos.</text:p>
        </text:list-item>
        <text:list-item>
          <text:p text:style-name="P15">Tipos de datos.</text:p>
        </text:list-item>
        <text:list-item>
          <text:p text:style-name="P15">Definición de un modelo conceptual.</text:p>
        </text:list-item>
        <text:list-item>
          <text:p text:style-name="P15">El modelo relacional.</text:p>
        </text:list-item>
        <text:list-item>
          <text:p text:style-name="P15">Construcción del modelo lógico de datos.</text:p>
        </text:list-item>
        <text:list-item>
          <text:p text:style-name="P15">El modelo físico de datos. Ficheros de datos.</text:p>
        </text:list-item>
        <text:list-item>
          <text:p text:style-name="P15">Transformación de un modelo lógico en un modelo físico de datos.</text:p>
        </text:list-item>
        <text:list-item>
          <text:p text:style-name="P15">Herramientas para la realización de modelos de datos.</text:p>
        </text:list-item>
      </text:list>
      <text:p text:style-name="Text_20_body">UNIDAD DIDÁCTICA 2. SISTEMAS DE GESTIÓN DE BASES DE DATOS (SGBD)</text:p>
      <text:list xml:id="list3663165763" text:style-name="L6">
        <text:list-item>
          <text:p text:style-name="P16">Definición de SGBD.</text:p>
        </text:list-item>
        <text:list-item>
          <text:p text:style-name="P16">Componentes de un SGDB. Estructura.</text:p>
        </text:list-item>
        <text:list-item>
          <text:p text:style-name="P16">Terminología de SGDB.</text:p>
        </text:list-item>
        <text:list-item>
          <text:p text:style-name="P16">Administración de un SGDB.</text:p>
        </text:list-item>
        <text:list-item>
          <text:p text:style-name="P16"><text:soft-page-break/>Soluciones de SGBD.</text:p>
        </text:list-item>
        <text:list-item>
          <text:p text:style-name="P16">Criterios para la selección de SGBD comerciales.</text:p>
        </text:list-item>
      </text:list>
      <text:p text:style-name="Text_20_body">UNIDAD DIDÁCTICA 3. LENGUAJES DE GESTIÓN DE BASES DE DATOS. EL ESTÁNDAR SQL</text:p>
      <text:list xml:id="list2285500059" text:style-name="L7">
        <text:list-item>
          <text:p text:style-name="P17">Descripción del estándar SQL.</text:p>
        </text:list-item>
        <text:list-item>
          <text:p text:style-name="P17">Creación de bases de datos.</text:p>
        </text:list-item>
        <text:list-item>
          <text:p text:style-name="P17">Gestión de registros en tablas.</text:p>
        </text:list-item>
        <text:list-item>
          <text:p text:style-name="P17">Consultas.</text:p>
        </text:list-item>
        <text:list-item>
          <text:p text:style-name="P17">Conversión, generación y manipulación de datos.6.</text:p>
        </text:list-item>
        <text:list-item>
          <text:p text:style-name="P17">Consultas múltiples. Uniones (joins).</text:p>
        </text:list-item>
        <text:list-item>
          <text:p text:style-name="P17">Agrupaciones.</text:p>
        </text:list-item>
        <text:list-item>
          <text:p text:style-name="P17">Vistas.</text:p>
        </text:list-item>
        <text:list-item>
          <text:p text:style-name="P17">Funciones avanzadas.</text:p>
        </text:list-item>
      </text:list>
      <text:p text:style-name="Text_20_body">UNIDAD DIDÁCTICA 4. LENGUAJES DE MARCAS DE USO COMÚN EN EL LADO SERVIDOR</text:p>
      <text:list xml:id="list68064025" text:style-name="L8">
        <text:list-item>
          <text:p text:style-name="P18">Origen e historia de los lenguajes de marcas. El estándar XML.</text:p>
        </text:list-item>
        <text:list-item>
          <text:p text:style-name="P18">Características de XML.</text:p>
        </text:list-item>
        <text:list-item>
          <text:p text:style-name="P18">Estructura de XML.</text:p>
        </text:list-item>
        <text:list-item>
          <text:p text:style-name="P18">Estándares basados en XML.</text:p>
        </text:list-item>
        <text:list-item>
          <text:p text:style-name="P18">Análisis XML.</text:p>
        </text:list-item>
        <text:list-item>
          <text:p text:style-name="P18">Uso de XML en el intercambio de información.</text:p>
        </text:list-item>
      </text:list>
      <text:h text:style-name="Heading_20_2" text:outline-level="2">UNIDAD FORMATIVA 3. UF1843 APLICACIÓN DE TÉCNICAS DE USABILIDAD <text:s/>Y ACCESIBILIDAD EN EL ENTORNO DEL CLIENTE</text:h>
      <text:p text:style-name="Text_20_body"><text:span text:style-name="T1">U</text:span>NIDAD DIDÁCTICA 1. ARQUITECTURAS DISTRIBUIDAS ORIENTADAS A SERVICIOS</text:p>
      <text:list xml:id="list3703634518" text:style-name="L9">
        <text:list-item>
          <text:p text:style-name="P19">Características generales de las arquitecturas de servicios distribuidos.</text:p>
        </text:list-item>
        <text:list-item>
          <text:p text:style-name="P19">Modelo conceptual de las arquitecturas orientadas a servicios</text:p>
        </text:list-item>
        <text:list-item>
          <text:p text:style-name="P19">Aspectos de seguridad en arquitecuturas orientadas a servicios</text:p>
        </text:list-item>
        <text:list-item>
          <text:p text:style-name="P19">Implementación de arquitecturas orientadas a servicios mediante tecnologías web</text:p>
        </text:list-item>
        <text:list-item>
          <text:p text:style-name="P19">Implementación de la seguridad en arquitecturas orientadas a servicios</text:p>
        </text:list-item>
        <text:list-item>
          <text:p text:style-name="P19">Directorios de servicios</text:p>
        </text:list-item>
      </text:list>
      <text:p text:style-name="Text_20_body">UNIDAD DIDÁCTICA 2. PROGRAMACIÓN DE SERVICIOS WEB EN ENTORNOS</text:p>
      <text:p text:style-name="Text_20_body"><text:soft-page-break/>DISTRIBUIDOS</text:p>
      <text:list xml:id="list3720450770" text:style-name="L10">
        <text:list-item>
          <text:p text:style-name="P20"><text:s/>Componentes software para el acceso a servicios distribuidos</text:p>
        </text:list-item>
        <text:list-item>
          <text:p text:style-name="P20">Programación de diferentes tipos de acceso a servicios</text:p>
        </text:list-item>
        <text:list-item>
          <text:p text:style-name="P20">Herramientas para la programación de servicios web</text:p>
        </text:list-item>
      </text:list>
      <text:h text:style-name="P2" text:outline-level="1"/>
      <text:h text:style-name="P3" text:outline-level="1">MÓDULO 2. MF0492_3 PROGRAMACIÓN WEB EN EL ENTORNO SERVIDOR</text:h>
      <text:p text:style-name="Text_20_body"/>
      <text:h text:style-name="Heading_20_2" text:outline-level="2">UNIDAD FORMATIVA 1. UF1844 DESARROLLO DE APLICACIONES WEB EN EL ENTORNO SERVIDOR</text:h>
      <text:p text:style-name="P44">UNIDAD DIDÁCTICA 1. EL PROCESO DEL DESARROLLO DE SOFTWARE <text:span text:style-name="T4">(</text:span><text:span text:style-name="T6">Mi</text:span><text:span text:style-name="T4">, </text:span><text:span text:style-name="T6">27</text:span><text:span text:style-name="T4">/0</text:span><text:span text:style-name="T6">7</text:span><text:span text:style-name="T4">/2022)</text:span></text:p>
      <text:list xml:id="list3149898845" text:style-name="L11">
        <text:list-item>
          <text:p text:style-name="P21">Modelos del ciclo de vida del software.</text:p>
        </text:list-item>
        <text:list-item>
          <text:p text:style-name="P21">Análisis y especificación de requisitos.</text:p>
        </text:list-item>
        <text:list-item>
          <text:p text:style-name="P21">Diseño.</text:p>
        </text:list-item>
        <text:list-item>
          <text:p text:style-name="P21">Implementación. Conceptos generales de desarrollo de software.</text:p>
        </text:list-item>
        <text:list-item>
          <text:p text:style-name="P21">Validación y verificación de sistemas.</text:p>
        </text:list-item>
        <text:list-item>
          <text:p text:style-name="P21">Pruebas de software.</text:p>
        </text:list-item>
        <text:list-item>
          <text:p text:style-name="P21">Calidad del software.</text:p>
        </text:list-item>
        <text:list-item>
          <text:p text:style-name="P21">Herramientas de uso común para el desarrollo de software</text:p>
        </text:list-item>
        <text:list-item>
          <text:p text:style-name="P21">Gestión de proyectos de desarrollo de software.</text:p>
        </text:list-item>
      </text:list>
      <text:p text:style-name="P44">UNIDAD DIDÁCTICA 2. LA ORIENTACIÓN A OBJETOS <text:span text:style-name="T4">(</text:span><text:span text:style-name="T6">Ju</text:span><text:span text:style-name="T4">, </text:span><text:span text:style-name="T6">28</text:span><text:span text:style-name="T4">/0</text:span><text:span text:style-name="T6">7</text:span><text:span text:style-name="T4">/2022)</text:span></text:p>
      <text:list xml:id="list1751385259" text:style-name="L12">
        <text:list-item>
          <text:p text:style-name="P22">Principios de la orientación a objetos. Comparación con la programación estructurada.</text:p>
          <text:list>
            <text:list-item>
              <text:p text:style-name="P24">Una diferencia importante entre la <text:span text:style-name="T3">programación estructurada</text:span> y la <text:span text:style-name="T3">programación orientada a objetos</text:span> es que la <text:span text:style-name="T3">programación estructurada</text:span> separa los datos de las funciones, mientras que la <text:span text:style-name="T3">programación orientada a objetos</text:span> define un conjunto de <text:span text:style-name="T3">objetos</text:span> donde se combina de forma modular los datos con las funciones.</text:p>
            </text:list-item>
          </text:list>
        </text:list-item>
        <text:list-item>
          <text:p text:style-name="P22">Clases de objetos.</text:p>
          <text:list>
            <text:list-item>
              <text:p text:style-name="P24">Las clases y los objetos son los conceptos más importantes de la Programación Orientada por Objetos (POO), y están fuertemente relacionados. <text:span text:style-name="T3">Los objetos se crean a partir de clases, y las clases sirven como plantillas para crear objetos</text:span>. A los objetos también se les llama instancias de clase.</text:p>
            </text:list-item>
          </text:list>
        </text:list-item>
        <text:list-item>
          <text:p text:style-name="P22">Objetos.</text:p>
        </text:list-item>
        <text:list-item>
          <text:p text:style-name="P22">Herencia.</text:p>
        </text:list-item>
        <text:list-item>
          <text:p text:style-name="P22">Modularidad.</text:p>
        </text:list-item>
        <text:list-item>
          <text:p text:style-name="P22">Genericidad y sobrecarga.</text:p>
        </text:list-item>
        <text:list-item>
          <text:p text:style-name="P22">Desarrollo orientado a objetos.</text:p>
        </text:list-item>
        <text:list-item>
          <text:p text:style-name="P23">Lenguajes de modelización en el desarrollo orientado a objetos.</text:p>
        </text:list-item>
      </text:list>
      <text:p text:style-name="P43">UNIDAD DIDÁCTICA 3. ARQUITECTURAS WEB <text:span text:style-name="T4">(</text:span><text:span text:style-name="T6">Vi</text:span><text:span text:style-name="T4">, </text:span><text:span text:style-name="T6">29</text:span><text:span text:style-name="T4">/0</text:span><text:span text:style-name="T6">7</text:span><text:span text:style-name="T4">/2022)</text:span></text:p>
      <text:list xml:id="list24785078" text:style-name="L13">
        <text:list-item>
          <text:p text:style-name="P25">Concepto de arquitectura web.</text:p>
        </text:list-item>
        <text:list-item>
          <text:p text:style-name="P25"><text:soft-page-break/>El modelo de capas.</text:p>
        </text:list-item>
        <text:list-item>
          <text:p text:style-name="P25">Plataformas para el desarrollo en las capas servidor.</text:p>
        </text:list-item>
        <text:list-item>
          <text:p text:style-name="P25">Herramientas de desarrollo orientadas a servidor de aplicaciones web.</text:p>
        </text:list-item>
      </text:list>
      <text:p text:style-name="P43">UNIDAD DIDÁCTICA 4. LENGUAJES DE PROGRAMACIÓN DE APLICACIONES WEB EN EL LADO SERVIDOR <text:span text:style-name="T4">(</text:span><text:span text:style-name="T5">Mi</text:span><text:span text:style-name="T4">, </text:span><text:span text:style-name="T5">07/</text:span><text:span text:style-name="T4">09/2022)</text:span></text:p>
      <text:list xml:id="list500418713" text:style-name="L14">
        <text:list-item>
          <text:p text:style-name="P26">Características de los lenguajes de programación web en servidor.</text:p>
        </text:list-item>
        <text:list-item>
          <text:p text:style-name="P26">Tipos y características de los lenguajes de uso común.</text:p>
        </text:list-item>
        <text:list-item>
          <text:p text:style-name="P26">Criterios en la elección de un lenguaje de programación web en servidor. Ventajas e inconvenientes.</text:p>
        </text:list-item>
        <text:list-item>
          <text:p text:style-name="P26">Características generales.</text:p>
        </text:list-item>
        <text:list-item>
          <text:p text:style-name="P26">Gestión de la configuración.</text:p>
        </text:list-item>
        <text:list-item>
          <text:p text:style-name="P26">Gestión de la seguridad.</text:p>
        </text:list-item>
        <text:list-item>
          <text:p text:style-name="P26">Gestión de errores.</text:p>
        </text:list-item>
        <text:list-item>
          <text:p text:style-name="P26">Transacciones y persistencia.</text:p>
        </text:list-item>
        <text:list-item>
          <text:p text:style-name="P26">Componentes en servidor. Ventajas e inconvenientes en el uso de contenedores de componentes.</text:p>
        </text:list-item>
        <text:list-item>
          <text:p text:style-name="P26">Modelos de desarrollo. El modelo vista controlador.</text:p>
        </text:list-item>
        <text:list-item>
          <text:p text:style-name="P26">Eventos e interfaz de usuario.</text:p>
        </text:list-item>
        <text:list-item>
          <text:p text:style-name="P26">Documentación del software. Inclusión en código fuente. Generadores de documentación.</text:p>
        </text:list-item>
      </text:list>
      <text:h text:style-name="Heading_20_2" text:outline-level="2">UNIDAD FORMATIVA 2. UF1845 ACCESO A DATOS EN APLICACIONES WEB DEL ENTORNO SERVIDOR</text:h>
      <text:p text:style-name="P43">UNIDAD DIDÁCTICA 1. MODELOS DE DATOS <text:span text:style-name="T4">(Ju, </text:span><text:span text:style-name="T5">08</text:span><text:span text:style-name="T4">/09/2022)</text:span></text:p>
      <text:list xml:id="list2487992769" text:style-name="L15">
        <text:list-item>
          <text:p text:style-name="P27">Concepto de dato. Ciclo de vida de los datos.</text:p>
        </text:list-item>
        <text:list-item>
          <text:p text:style-name="P27">Tipos de datos.</text:p>
        </text:list-item>
        <text:list-item>
          <text:p text:style-name="P27">Definición de un modelo conceptual.</text:p>
        </text:list-item>
        <text:list-item>
          <text:p text:style-name="P27">El modelo relacional.</text:p>
        </text:list-item>
        <text:list-item>
          <text:p text:style-name="P27">Construcción del modelo lógico de datos.</text:p>
        </text:list-item>
        <text:list-item>
          <text:p text:style-name="P27">El modelo físico de datos. Ficheros de datos.</text:p>
        </text:list-item>
        <text:list-item>
          <text:p text:style-name="P27">Transformación de un modelo lógico en un modelo físico de datos.</text:p>
        </text:list-item>
        <text:list-item>
          <text:p text:style-name="P27">Herramientas para la realización de modelos de datos.</text:p>
        </text:list-item>
      </text:list>
      <text:p text:style-name="P43">UNIDAD DIDÁCTICA 2. SISTEMAS DE GESTIÓN DE BASES DE DATOS (SGBD) <text:span text:style-name="T4">(</text:span><text:span text:style-name="T5">Vi</text:span><text:span text:style-name="T4">, </text:span><text:span text:style-name="T5">09</text:span><text:span text:style-name="T4">/09/2022)</text:span></text:p>
      <text:list xml:id="list99851617" text:style-name="L16">
        <text:list-item>
          <text:p text:style-name="P28">Definición de SGBD.</text:p>
        </text:list-item>
        <text:list-item>
          <text:p text:style-name="P28"><text:soft-page-break/>Componentes de un SGDB. Estructura.</text:p>
        </text:list-item>
        <text:list-item>
          <text:p text:style-name="P28">Terminología de SGDB.</text:p>
        </text:list-item>
        <text:list-item>
          <text:p text:style-name="P28">Administración de un SGDB.</text:p>
        </text:list-item>
        <text:list-item>
          <text:p text:style-name="P28">Soluciones de SGBD.</text:p>
        </text:list-item>
        <text:list-item>
          <text:p text:style-name="P28">Criterios para la selección de SGBD comerciales.</text:p>
        </text:list-item>
      </text:list>
      <text:p text:style-name="P42">UNIDAD DIDÁCTICA 3. LENGUAJES DE GESTIÓN DE BASES DE DATOS. EL ESTÁNDAR SQL <text:span text:style-name="T4">(Lu, 12/09/2022)</text:span></text:p>
      <text:list xml:id="list2872900848" text:style-name="L17">
        <text:list-item>
          <text:p text:style-name="P29">Descripción del estándar SQL.</text:p>
        </text:list-item>
        <text:list-item>
          <text:p text:style-name="P29">Creación de bases de datos.</text:p>
        </text:list-item>
        <text:list-item>
          <text:p text:style-name="P29">Gestión de registros en tablas.</text:p>
        </text:list-item>
        <text:list-item>
          <text:p text:style-name="P29">Consultas.</text:p>
        </text:list-item>
        <text:list-item>
          <text:p text:style-name="P30">Conversión, generación y manipulación de datos.</text:p>
        </text:list-item>
        <text:list-item>
          <text:p text:style-name="P29">Consultas múltiples. Uniones (joins).</text:p>
        </text:list-item>
        <text:list-item>
          <text:p text:style-name="P29">Agrupaciones.</text:p>
        </text:list-item>
        <text:list-item>
          <text:p text:style-name="P29">Vistas.</text:p>
        </text:list-item>
        <text:list-item>
          <text:p text:style-name="P29">Funciones avanzadas.</text:p>
        </text:list-item>
      </text:list>
      <text:p text:style-name="P42">UNIDAD DIDÁCTICA 4. LENGUAJES DE MARCAS DE USO COMÚN EN EL LADO SERVIDOR <text:span text:style-name="T4">(Ma, 13/09/2022)</text:span></text:p>
      <text:list xml:id="list2330121447" text:style-name="L18">
        <text:list-item>
          <text:p text:style-name="P31">Origen e historia de los lenguajes de marcas. El estándar XML.</text:p>
        </text:list-item>
        <text:list-item>
          <text:p text:style-name="P31">Características de XML.</text:p>
        </text:list-item>
        <text:list-item>
          <text:p text:style-name="P31">Estructura de XML.</text:p>
        </text:list-item>
        <text:list-item>
          <text:p text:style-name="P31">Estándares basados en XML.</text:p>
        </text:list-item>
        <text:list-item>
          <text:p text:style-name="P31">Análisis XML.</text:p>
        </text:list-item>
        <text:list-item>
          <text:p text:style-name="P31">Uso de XML en el intercambio de información.</text:p>
        </text:list-item>
      </text:list>
      <text:h text:style-name="Heading_20_2" text:outline-level="2">UNIDAD FORMATIVA 3. UF1846 DESARROLLO DE APLICACIONES WEB DISTRIBUIDAS</text:h>
      <text:p text:style-name="P42">UNIDAD DIDÁCTICA 1. ARQUITECTURAS DISTRIBUIDAS ORIENTADAS A SERVICIOS <text:span text:style-name="T4">(Mi, 14/09/2022)</text:span></text:p>
      <text:list xml:id="list4040075202" text:style-name="L19">
        <text:list-item>
          <text:p text:style-name="P32">Características generales de las arquitecturas de servicios distribuidos.</text:p>
        </text:list-item>
        <text:list-item>
          <text:p text:style-name="P32">Modelo conceptual de las arquitecturas orientadas a servicios</text:p>
        </text:list-item>
        <text:list-item>
          <text:p text:style-name="P32">Aspectos de seguridad en arquitecuturas orientadas a servicios</text:p>
        </text:list-item>
        <text:list-item>
          <text:p text:style-name="P32">Implementación de arquitecturas orientadas a servicios mediante tecnologías web</text:p>
        </text:list-item>
        <text:list-item>
          <text:p text:style-name="P32"><text:soft-page-break/>Implementación de la seguridad en arquitecturas orientadas a servicios</text:p>
        </text:list-item>
        <text:list-item>
          <text:p text:style-name="P32">Directorios de servicios</text:p>
        </text:list-item>
      </text:list>
      <text:p text:style-name="Text_20_body">UNIDAD DIDÁCTICA 2. PROGRAMACIÓN DE SERVICIOS WEB EN ENTORNOS</text:p>
      <text:p text:style-name="Text_20_body">DISTRIBUIDOS <text:span text:style-name="T4">(Ju, 15/09/2022)</text:span></text:p>
      <text:list xml:id="list1435798097" text:style-name="L20">
        <text:list-item>
          <text:p text:style-name="P33">Componentes software para el acceso a servicios distribuidos</text:p>
        </text:list-item>
        <text:list-item>
          <text:p text:style-name="P33">Programación de diferentes tipos de acceso a servicios</text:p>
        </text:list-item>
        <text:list-item>
          <text:p text:style-name="P33">Herramientas para la programación de servicios web</text:p>
        </text:list-item>
      </text:list>
      <text:h text:style-name="P2" text:outline-level="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Mod</text:p>
          </table:table-cell>
          <table:table-cell table:style-name="Table1.A1" office:value-type="string">
            <text:p text:style-name="P9">U. Form</text:p>
          </table:table-cell>
          <table:table-cell table:style-name="Table1.A1" office:value-type="string">
            <text:p text:style-name="P9">U. Did</text:p>
          </table:table-cell>
          <table:table-cell table:style-name="Table1.A1" office:value-type="string">
            <text:p text:style-name="P9">Concepto</text:p>
          </table:table-cell>
          <table:table-cell table:style-name="Table1.A1" office:value-type="string">
            <text:p text:style-name="P9">Inicio</text:p>
          </table:table-cell>
          <table:table-cell table:style-name="Table1.A1" office:value-type="string">
            <text:p text:style-name="P9">Final</text:p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Desarrollo softwar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8">Orientac objeto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8">Arquitect WE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8">Leng Programación WE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8">Modelos de dato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8">SGBD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8">SQ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8">XM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8">Arquitec distri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8">Servic WEB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Standard"/>
      <text:p text:style-name="P6"/>
      <text:h text:style-name="P3" text:outline-level="1">MÓDULO 3. MF0493_3 IMPLANTACIÓN DE APLICACIONES WEB EN ENTORNOS INTERNET, INTRANET Y EXTRANET</text:h>
      <text:h text:style-name="Heading_20_3" text:outline-level="3">UNIDAD DIDÁCTICA 1. INTERNET</text:h>
      <text:list xml:id="list3892066075" text:style-name="L21">
        <text:list-item>
          <text:p text:style-name="P34">Breve historia y origen de Internet.</text:p>
        </text:list-item>
        <text:list-item>
          <text:p text:style-name="P34">Principales servicios ofrecidos por Internet.</text:p>
        </text:list-item>
        <text:list-item>
          <text:p text:style-name="P34">La tecnología de Internet.</text:p>
        </text:list-item>
        <text:list-item>
          <text:p text:style-name="P34">Redes TCP/IP.</text:p>
        </text:list-item>
        <text:list-item>
          <text:p text:style-name="P34">Consideraciones de seguridad. Cortafuegos.</text:p>
        </text:list-item>
      </text:list>
      <text:h text:style-name="Heading_20_3" text:outline-level="3">UNIDAD DIDÁCTICA 2. LA WORLD WIDE WEB</text:h>
      <text:list xml:id="list3816689204" text:style-name="L22">
        <text:list-item>
          <text:p text:style-name="P35">Breve historia de la World Wide Web.</text:p>
        </text:list-item>
        <text:list-item>
          <text:p text:style-name="P35">Arquitectura general de la Web.</text:p>
        </text:list-item>
        <text:list-item>
          <text:p text:style-name="P35">El cliente web.</text:p>
        </text:list-item>
        <text:list-item>
          <text:p text:style-name="P35">Servidores web.</text:p>
        </text:list-item>
        <text:list-item>
          <text:p text:style-name="P35">Servidores de aplicaciones.</text:p>
        </text:list-item>
        <text:list-item>
          <text:p text:style-name="P36">Servidores de bases de datos.</text:p>
        </text:list-item>
        <text:list-item>
          <text:p text:style-name="P36">Servidores complementarios en una arquitectura web.</text:p>
        </text:list-item>
        <text:list-item>
          <text:p text:style-name="P35">Características.</text:p>
        </text:list-item>
        <text:list-item>
          <text:p text:style-name="P35">Infraestructura hardware y software para servidores de Internet.</text:p>
        </text:list-item>
      </text:list>
      <text:h text:style-name="Heading_20_3" text:outline-level="3">UNIDAD DIDÁCTICA 3. APLICACIONES WEB</text:h>
      <text:list xml:id="list1666344037" text:style-name="L23">
        <text:list-item>
          <text:p text:style-name="P37">Evolución y tipos de aplicaciones informáticas.</text:p>
        </text:list-item>
        <text:list-item>
          <text:p text:style-name="P37">Tecnologías de desarrollo de aplicaciones.</text:p>
        </text:list-item>
        <text:list-item>
          <text:p text:style-name="P37">Tecnologías específicas para el desarrollo web.</text:p>
        </text:list-item>
      </text:list>
      <text:h text:style-name="Heading_20_3" text:outline-level="3">UNIDAD DIDÁCTICA 4. DESARROLLO Y DESPLIEGUE DE APLICACIONES WEB</text:h>
      <text:list xml:id="list2342014560" text:style-name="L24">
        <text:list-item>
          <text:p text:style-name="P38">Modelos básicos de desarrollo de aplicaciones web. El modelo vista-controlador (MVC).</text:p>
        </text:list-item>
        <text:list-item>
          <text:p text:style-name="P38">Herramientas de desarrollo web de uso común.</text:p>
        </text:list-item>
        <text:list-item>
          <text:p text:style-name="P38">Políticas de desarrollo y pruebas de aplicaciones web.</text:p>
        </text:list-item>
        <text:list-item>
          <text:p text:style-name="P38">Seguridad en una aplicación web.</text:p>
        </text:list-item>
        <text:list-item>
          <text:p text:style-name="P38">Certificados digitales.</text:p>
        </text:list-item>
        <text:list-item>
          <text:p text:style-name="P38"><text:soft-page-break/>Despliegue de aplicaciones web.</text:p>
        </text:list-item>
      </text:list>
      <text:h text:style-name="Heading_20_3" text:outline-level="3">UNIDAD DIDÁCTICA 5. VERIFICACIÓN DE APLICACIONES WEB</text:h>
      <text:list xml:id="list898750720" text:style-name="L25">
        <text:list-item>
          <text:p text:style-name="P39">Características de un proceso de pruebas.</text:p>
        </text:list-item>
        <text:list-item>
          <text:p text:style-name="P39">Tipos de pruebas.</text:p>
        </text:list-item>
        <text:list-item>
          <text:p text:style-name="P39">Estadísticas.</text:p>
        </text:list-item>
        <text:list-item>
          <text:p text:style-name="P39">Diseño y planificación de pruebas. Estrategias de uso común..</text:p>
        </text:list-item>
        <text:list-item>
          <text:p text:style-name="P39">Consideraciones de confidencialidad. Pruebas con datos personales.</text:p>
        </text:list-item>
        <text:list-item>
          <text:p text:style-name="P39">Automatización de pruebas. Herramientas.</text:p>
        </text:list-item>
      </text:list>
      <text:h text:style-name="Heading_20_3" text:outline-level="3">UNIDAD DIDÁCTICA 6. CONTROL DE VERSIONES</text:h>
      <text:list xml:id="list2834189526" text:style-name="L26">
        <text:list-item>
          <text:p text:style-name="P40">Definición.</text:p>
        </text:list-item>
        <text:list-item>
          <text:p text:style-name="P40">Características generales.</text:p>
        </text:list-item>
        <text:list-item>
          <text:p text:style-name="P40">Tipos de control de versiones.</text:p>
        </text:list-item>
        <text:list-item>
          <text:p text:style-name="P40">Mecanismos de control de versiones</text:p>
        </text:list-item>
        <text:list-item>
          <text:p text:style-name="P40">Operaciones atómicas</text:p>
        </text:list-item>
        <text:list-item>
          <text:p text:style-name="P40">Buenas prácticas en control de versiones.</text:p>
        </text:list-item>
        <text:list-item>
          <text:p text:style-name="P40">Herramientas de control de versiones de uso común.</text:p>
        </text:list-item>
        <text:list-item>
          <text:p text:style-name="P40">Integración del control de versiones en herramientas de uso común.</text:p>
        </text:list-item>
      </text:list>
      <text:h text:style-name="Heading_20_3" text:outline-level="3">UNIDAD DIDÁCTICA 7. DOCUMENTACIÓN DE APLICACIONES WEB</text:h>
      <text:list xml:id="list1582264473" text:style-name="L27">
        <text:list-item>
          <text:p text:style-name="P41">Características generales de la documentación. Importancia en el ciclo de vida software</text:p>
        </text:list-item>
        <text:list-item>
          <text:p text:style-name="P41">Organización y estructura básica de documentos.</text:p>
        </text:list-item>
        <text:list-item>
          <text:p text:style-name="P41">Gestión de versiones de documentos.</text:p>
        </text:list-item>
        <text:list-item>
          <text:p text:style-name="P41">Tipos de documentación.</text:p>
        </text:list-item>
        <text:list-item>
          <text:p text:style-name="P41">Formatos de documentación.</text:p>
        </text:list-item>
        <text:list-item>
          <text:p text:style-name="P41">Estándares de documentación.</text:p>
        </text:list-item>
        <text:list-item>
          <text:p text:style-name="P41">Herramientas de documentación.</text:p>
        </text:list-item>
        <text:list-item>
          <text:p text:style-name="P41">Buenas prácticas en documentació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9T11:17:49.357433132</meta:creation-date>
    <dc:date>2022-07-19T16:52:22.075863844</dc:date>
    <meta:editing-duration>PT1H18M36S</meta:editing-duration>
    <meta:editing-cycles>19</meta:editing-cycles>
    <meta:generator>LibreOffice/6.4.7.2$Linux_X86_64 LibreOffice_project/40$Build-2</meta:generator>
    <meta:document-statistic meta:table-count="1" meta:image-count="0" meta:object-count="0" meta:page-count="10" meta:paragraph-count="274" meta:word-count="1719" meta:character-count="10880" meta:non-whitespace-character-count="9622"/>
  </office:meta>
</office:document-meta>
</file>